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solid" svg:stroke-width="0.018cm" svg:stroke-color="#ffffff" draw:stroke-linejoin="round" svg:stroke-linecap="butt" draw:fill="none" fo:padding-top="0.009cm" fo:padding-bottom="0.009cm" fo:padding-left="0.009cm" fo:padding-right="0.009cm"/>
    </style:style>
    <style:style style:name="gr4" style:family="graphic" style:parent-style-name="standard">
      <style:graphic-properties draw:stroke="solid" svg:stroke-width="0.037cm" svg:stroke-color="#ffffff" draw:stroke-linejoin="round" svg:stroke-linecap="butt" draw:fill="none" fo:padding-top="0.018cm" fo:padding-bottom="0.018cm" fo:padding-left="0.018cm" fo:padding-right="0.018cm"/>
    </style:style>
    <style:style style:name="gr5" style:family="graphic" style:parent-style-name="standard">
      <style:graphic-properties draw:stroke="solid" svg:stroke-width="0.082cm" svg:stroke-color="#c00000" draw:stroke-linejoin="round" svg:stroke-linecap="butt" draw:fill="none" fo:padding-top="0.041cm" fo:padding-bottom="0.041cm" fo:padding-left="0.041cm" fo:padding-right="0.041cm"/>
    </style:style>
    <style:style style:name="gr6" style:family="graphic" style:parent-style-name="standard">
      <style:graphic-properties draw:stroke="dash" draw:stroke-dash="stroke-dash35" svg:stroke-width="0.082cm" svg:stroke-color="#c00000" draw:stroke-linejoin="round" svg:stroke-linecap="butt" draw:fill="none" fo:padding-top="0.041cm" fo:padding-bottom="0.041cm" fo:padding-left="0.041cm" fo:padding-right="0.041cm"/>
    </style:style>
    <style:style style:name="gr7" style:family="graphic" style:parent-style-name="standard">
      <style:graphic-properties draw:stroke="dash" draw:stroke-dash="stroke-dash32" svg:stroke-width="0.082cm" svg:stroke-color="#c00000" draw:stroke-linejoin="round" svg:stroke-linecap="butt" draw:fill="none" fo:padding-top="0.041cm" fo:padding-bottom="0.041cm" fo:padding-left="0.041cm" fo:padding-right="0.041cm"/>
    </style:style>
    <style:style style:name="gr8" style:family="graphic" style:parent-style-name="standard">
      <style:graphic-properties draw:stroke="solid" svg:stroke-width="0.082cm" svg:stroke-color="#9dc3e6" draw:stroke-linejoin="round" svg:stroke-linecap="butt" draw:fill="none" fo:padding-top="0.041cm" fo:padding-bottom="0.041cm" fo:padding-left="0.041cm" fo:padding-right="0.041cm"/>
    </style:style>
    <style:style style:name="gr9" style:family="graphic" style:parent-style-name="standard">
      <style:graphic-properties draw:stroke="dash" draw:stroke-dash="stroke-dash35" svg:stroke-width="0.082cm" svg:stroke-color="#9dc3e6" draw:stroke-linejoin="round" svg:stroke-linecap="butt" draw:fill="none" fo:padding-top="0.041cm" fo:padding-bottom="0.041cm" fo:padding-left="0.041cm" fo:padding-right="0.041cm"/>
    </style:style>
    <style:style style:name="gr10" style:family="graphic" style:parent-style-name="standard">
      <style:graphic-properties draw:stroke="dash" draw:stroke-dash="stroke-dash32" svg:stroke-width="0.082cm" svg:stroke-color="#9dc3e6" draw:stroke-linejoin="round" svg:stroke-linecap="butt" draw:fill="none" fo:padding-top="0.041cm" fo:padding-bottom="0.041cm" fo:padding-left="0.041cm" fo:padding-right="0.041cm"/>
    </style:style>
    <style:style style:name="gr11" style:family="graphic" style:parent-style-name="standard">
      <style:graphic-properties draw:stroke="none" draw:fill="solid" draw:fill-color="#d9d9d9"/>
    </style:style>
    <style:style style:name="gr12"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gr13"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4"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15" style:family="graphic" style:parent-style-name="standard">
      <style:graphic-properties draw:stroke="solid" svg:stroke-width="0.037cm" svg:stroke-color="#ffffff" draw:stroke-linejoin="round" svg:stroke-linecap="round" draw:fill="solid" draw:fill-color="#f2f2f2" fo:padding-top="0.018cm" fo:padding-bottom="0.018cm" fo:padding-left="0.018cm" fo:padding-right="0.018cm"/>
    </style:style>
    <style:style style:name="gr16" style:family="graphic" style:parent-style-name="standard">
      <style:graphic-properties draw:stroke="none" svg:stroke-color="#000000" draw:fill="none" draw:fill-color="#ffffff" fo:min-height="0.635cm"/>
    </style:style>
    <style:style style:name="gr17" style:family="graphic" style:parent-style-name="standard">
      <style:graphic-properties draw:stroke="none" svg:stroke-color="#000000" draw:fill="none" draw:fill-color="#ffffff" fo:min-height="0.508cm"/>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none"/>
    </style:style>
    <style:style style:name="P4" style:family="paragraph">
      <loext:graphic-properties draw:fill="solid" draw:fill-color="#d9d9d9"/>
    </style:style>
    <style:style style:name="P5" style:family="paragraph">
      <style:paragraph-properties fo:text-align="start" style:writing-mode="lr-tb"/>
    </style:style>
    <style:style style:name="P6" style:family="paragraph">
      <loext:graphic-properties draw:fill="none"/>
      <style:text-properties fo:font-size="11pt" style:font-size-asian="11pt" style:font-size-complex="11pt"/>
    </style:style>
    <style:style style:name="P7" style:family="paragraph">
      <loext:graphic-properties draw:fill="none"/>
      <style:text-properties fo:font-size="14pt" style:font-size-asian="14pt" style:font-size-complex="14pt"/>
    </style:style>
    <style:style style:name="P8" style:family="paragraph">
      <loext:graphic-properties draw:fill="solid" draw:fill-color="#f2f2f2"/>
    </style:style>
    <style:style style:name="P9" style:family="paragraph">
      <loext:graphic-properties draw:fill="none" draw:fill-color="#ffffff"/>
    </style:style>
    <style:style style:name="T1" style:family="text">
      <style:text-properties fo:color="#1a1a1a" style:font-name="Helvetica1" fo:font-size="11pt" style:font-size-asian="11pt" style:font-name-complex="Helvetica1" style:font-size-complex="11pt"/>
    </style:style>
    <style:style style:name="T2" style:family="text">
      <style:text-properties fo:color="#4d4d4d" style:font-name="Helvetica1" fo:font-size="14pt" style:font-size-asian="14pt" style:font-name-complex="Helvetica1" style:font-size-complex="14pt"/>
    </style:style>
    <style:style style:name="T3" style:family="text">
      <style:text-properties fo:color="#000000" style:font-name="Helvetica1" fo:font-size="14pt" style:font-size-asian="14pt" style:font-name-complex="Helvetica1" style:font-size-complex="14pt"/>
    </style:style>
    <style:style style:name="T4" style:family="text">
      <style:text-properties fo:color="#000000" style:font-name="Helvetica1" fo:font-size="11pt" style:font-size-asian="11pt" style:font-name-complex="Helvetica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2.7cm" svg:height="17.78cm" svg:x="0cm" svg:y="0cm" svg:viewBox="0 0 12701 17781" draw:points="0,17781 12701,17781 12701,0 0,0">
          <text:p/>
        </draw:polygon>
        <draw:polygon draw:style-name="gr2" draw:text-style-name="P2" draw:layer="layout" svg:width="10.634cm" svg:height="6.339cm" svg:x="1.872cm" svg:y="0.874cm" svg:viewBox="0 0 10635 6340" draw:points="0,6340 10635,6340 10635,0 0,0">
          <text:p/>
        </draw:polygon>
        <draw:line draw:style-name="gr3" draw:text-style-name="P3" draw:layer="layout" svg:x1="1.872cm" svg:y1="6.37cm" svg:x2="12.506cm" svg:y2="6.37cm">
          <text:p/>
        </draw:line>
        <draw:line draw:style-name="gr3" draw:text-style-name="P3" draw:layer="layout" svg:x1="1.872cm" svg:y1="5.143cm" svg:x2="12.506cm" svg:y2="5.143cm">
          <text:p/>
        </draw:line>
        <draw:line draw:style-name="gr3" draw:text-style-name="P3" draw:layer="layout" svg:x1="1.872cm" svg:y1="3.915cm" svg:x2="12.506cm" svg:y2="3.915cm">
          <text:p/>
        </draw:line>
        <draw:line draw:style-name="gr3" draw:text-style-name="P3" draw:layer="layout" svg:x1="1.872cm" svg:y1="2.688cm" svg:x2="12.506cm" svg:y2="2.688cm">
          <text:p/>
        </draw:line>
        <draw:line draw:style-name="gr3" draw:text-style-name="P3" draw:layer="layout" svg:x1="1.872cm" svg:y1="1.46cm" svg:x2="12.506cm" svg:y2="1.46cm">
          <text:p/>
        </draw:line>
        <draw:line draw:style-name="gr3" draw:text-style-name="P3" draw:layer="layout" svg:x1="3.564cm" svg:y1="7.213cm" svg:x2="3.564cm" svg:y2="0.874cm">
          <text:p/>
        </draw:line>
        <draw:line draw:style-name="gr3" draw:text-style-name="P3" draw:layer="layout" svg:x1="5.981cm" svg:y1="7.213cm" svg:x2="5.981cm" svg:y2="0.874cm">
          <text:p/>
        </draw:line>
        <draw:line draw:style-name="gr3" draw:text-style-name="P3" draw:layer="layout" svg:x1="8.398cm" svg:y1="7.213cm" svg:x2="8.398cm" svg:y2="0.874cm">
          <text:p/>
        </draw:line>
        <draw:line draw:style-name="gr3" draw:text-style-name="P3" draw:layer="layout" svg:x1="10.815cm" svg:y1="7.213cm" svg:x2="10.815cm" svg:y2="0.874cm">
          <text:p/>
        </draw:line>
        <draw:line draw:style-name="gr4" draw:text-style-name="P3" draw:layer="layout" svg:x1="1.872cm" svg:y1="7.012cm" svg:x2="12.506cm" svg:y2="7.012cm">
          <text:p/>
        </draw:line>
        <draw:line draw:style-name="gr4" draw:text-style-name="P3" draw:layer="layout" svg:x1="1.872cm" svg:y1="5.728cm" svg:x2="12.506cm" svg:y2="5.728cm">
          <text:p/>
        </draw:line>
        <draw:line draw:style-name="gr4" draw:text-style-name="P3" draw:layer="layout" svg:x1="1.872cm" svg:y1="4.557cm" svg:x2="12.506cm" svg:y2="4.557cm">
          <text:p/>
        </draw:line>
        <draw:line draw:style-name="gr4" draw:text-style-name="P3" draw:layer="layout" svg:x1="1.872cm" svg:y1="3.273cm" svg:x2="12.506cm" svg:y2="3.273cm">
          <text:p/>
        </draw:line>
        <draw:line draw:style-name="gr4" draw:text-style-name="P3" draw:layer="layout" svg:x1="1.872cm" svg:y1="2.102cm" svg:x2="12.506cm" svg:y2="2.102cm">
          <text:p/>
        </draw:line>
        <draw:line draw:style-name="gr4" draw:text-style-name="P3" draw:layer="layout" svg:x1="2.356cm" svg:y1="7.213cm" svg:x2="2.356cm" svg:y2="0.874cm">
          <text:p/>
        </draw:line>
        <draw:line draw:style-name="gr4" draw:text-style-name="P3" draw:layer="layout" svg:x1="4.773cm" svg:y1="7.213cm" svg:x2="4.773cm" svg:y2="0.874cm">
          <text:p/>
        </draw:line>
        <draw:line draw:style-name="gr4" draw:text-style-name="P3" draw:layer="layout" svg:x1="7.189cm" svg:y1="7.213cm" svg:x2="7.189cm" svg:y2="0.874cm">
          <text:p/>
        </draw:line>
        <draw:line draw:style-name="gr4" draw:text-style-name="P3" draw:layer="layout" svg:x1="9.606cm" svg:y1="7.213cm" svg:x2="9.606cm" svg:y2="0.874cm">
          <text:p/>
        </draw:line>
        <draw:line draw:style-name="gr4" draw:text-style-name="P3" draw:layer="layout" svg:x1="12.023cm" svg:y1="7.213cm" svg:x2="12.023cm" svg:y2="0.874cm">
          <text:p/>
        </draw:line>
        <draw:polyline draw:style-name="gr5" draw:text-style-name="P3" draw:layer="layout" svg:width="9.667cm" svg:height="5.764cm" svg:x="2.356cm" svg:y="1.162cm" svg:viewBox="0 0 9668 5765" draw:points="0,0 48,29 96,58 145,86 193,115 241,144 290,173 338,202 386,231 435,259 483,288 531,317 580,346 628,375 676,403 725,432 773,461 821,490 870,519 918,547 966,576 1015,605 1063,634 1111,663 1160,692 1208,720 1256,749 1305,778 1353,807 1401,836 1450,865 1498,893 1546,922 1595,951 1643,980 1691,1008 1740,1037 1788,1066 1836,1095 1885,1124 1933,1153 1981,1181 2030,1210 2078,1239 2126,1268 2175,1297 2223,1326 2272,1355 2320,1383 2368,1412 2417,1441 2465,1470 2514,1499 2563,1527 2611,1556 2659,1585 2708,1614 2756,1642 2804,1671 2853,1700 2901,1730 2949,1759 2998,1788 3046,1817 3094,1845 3143,1874 3191,1903 3239,1932 3288,1961 3336,1990 3384,2018 3433,2047 3481,2076 3529,2105 3578,2133 3626,2162 3674,2191 3723,2220 3771,2249 3819,2278 3868,2306 3916,2335 3964,2364 4012,2393 4061,2422 4109,2451 4157,2479 4206,2508 4254,2537 4302,2566 4351,2595 4399,2623 4447,2652 4496,2681 4544,2710 4592,2738 4641,2767 4689,2796 4737,2825 4786,2854 4834,2883 4882,2912 4931,2940 4979,2969 5027,2998 5076,3027 5124,3056 5172,3085 5221,3113 5269,3142 5318,3171 5366,3200 5414,3228 5463,3257 5511,3286 5559,3315 5608,3344 5656,3373 5704,3401 5753,3430 5801,3459 5849,3488 5898,3517 5946,3546 5994,3574 6043,3603 6091,3632 6139,3661 6188,3690 6236,3718 6284,3747 6333,3776 6381,3805 6429,3834 6478,3862 6526,3891 6574,3920 6623,3949 6671,3978 6719,4007 6768,4035 6816,4064 6864,4093 6913,4122 6961,4151 7009,4180 7058,4208 7106,4237 7154,4266 7203,4295 7251,4323 7299,4352 7348,4381 7396,4410 7444,4439 7493,4468 7541,4496 7589,4525 7638,4554 7686,4583 7734,4612 7783,4641 7831,4669 7879,4698 7928,4727 7976,4756 8024,4785 8073,4813 8121,4842 8169,4871 8218,4900 8266,4929 8314,4957 8363,4986 8411,5015 8460,5044 8508,5073 8556,5102 8605,5130 8653,5159 8701,5188 8750,5217 8798,5246 8846,5275 8895,5304 8943,5332 8991,5361 9040,5390 9088,5419 9136,5447 9185,5476 9233,5505 9281,5534 9330,5563 9378,5591 9426,5620 9475,5649 9523,5678 9571,5707 9620,5736 9668,5765">
          <text:p/>
        </draw:polyline>
        <draw:polyline draw:style-name="gr6" draw:text-style-name="P3" draw:layer="layout" svg:width="9.667cm" svg:height="3.281cm" svg:x="2.356cm" svg:y="3.321cm" svg:viewBox="0 0 9668 3282" draw:points="0,0 48,16 96,33 145,49 193,66 241,82 290,99 338,115 386,131 435,148 483,164 531,181 580,197 628,213 676,230 725,246 773,263 821,279 870,296 918,312 966,328 1015,345 1063,361 1111,377 1160,394 1208,410 1256,427 1305,443 1353,460 1401,476 1450,492 1498,509 1546,525 1595,541 1643,558 1691,574 1740,591 1788,607 1836,624 1885,640 1933,656 1981,673 2030,689 2078,705 2126,722 2175,738 2223,755 2272,771 2320,788 2368,804 2417,820 2465,837 2514,853 2563,870 2611,886 2659,902 2708,919 2756,935 2804,952 2853,968 2901,985 2949,1001 2998,1017 3046,1034 3094,1050 3143,1066 3191,1083 3239,1099 3288,1116 3336,1132 3384,1149 3433,1165 3481,1181 3529,1198 3578,1214 3626,1230 3674,1247 3723,1263 3771,1280 3819,1296 3868,1313 3916,1329 3964,1345 4012,1362 4061,1378 4109,1394 4157,1411 4206,1427 4254,1444 4302,1460 4351,1477 4399,1493 4447,1509 4496,1526 4544,1542 4592,1558 4641,1575 4689,1591 4737,1609 4786,1625 4834,1642 4882,1658 4931,1674 4979,1691 5027,1707 5076,1724 5124,1740 5172,1756 5221,1773 5269,1789 5318,1806 5366,1822 5414,1839 5463,1855 5511,1871 5559,1888 5608,1904 5656,1920 5704,1937 5753,1953 5801,1970 5849,1986 5898,2003 5946,2019 5994,2035 6043,2052 6091,2068 6139,2084 6188,2101 6236,2117 6284,2134 6333,2150 6381,2167 6429,2183 6478,2199 6526,2216 6574,2232 6623,2248 6671,2265 6719,2281 6768,2298 6816,2314 6864,2331 6913,2347 6961,2363 7009,2380 7058,2396 7106,2412 7154,2429 7203,2445 7251,2462 7299,2478 7348,2495 7396,2511 7444,2527 7493,2544 7541,2560 7589,2577 7638,2593 7686,2609 7734,2626 7783,2642 7831,2659 7879,2675 7928,2692 7976,2708 8024,2724 8073,2741 8121,2757 8169,2773 8218,2790 8266,2806 8314,2822 8363,2839 8411,2855 8460,2872 8508,2888 8556,2905 8605,2921 8653,2937 8701,2954 8750,2970 8798,2986 8846,3003 8895,3019 8943,3036 8991,3052 9040,3069 9088,3085 9136,3101 9185,3118 9233,3134 9281,3151 9330,3167 9378,3183 9426,3200 9475,3216 9523,3233 9571,3249 9620,3266 9668,3282">
          <text:p/>
        </draw:polyline>
        <draw:polyline draw:style-name="gr7" draw:text-style-name="P3" draw:layer="layout" svg:width="9.667cm" svg:height="3.281cm" svg:x="2.356cm" svg:y="2.582cm" svg:viewBox="0 0 9668 3282" draw:points="0,0 48,16 96,33 145,49 193,66 241,82 290,99 338,115 386,131 435,148 483,164 531,180 580,197 628,213 676,230 725,246 773,263 821,279 870,295 918,312 966,328 1015,344 1063,361 1111,377 1160,394 1208,410 1256,427 1305,443 1353,460 1401,476 1450,492 1498,509 1546,525 1595,541 1643,558 1691,574 1740,591 1788,607 1836,624 1885,640 1933,656 1981,673 2030,689 2078,705 2126,722 2175,738 2223,755 2272,771 2320,788 2368,804 2417,820 2465,837 2514,853 2563,869 2611,886 2659,902 2708,919 2756,935 2804,952 2853,968 2901,984 2949,1001 2998,1017 3046,1033 3094,1050 3143,1066 3191,1083 3239,1099 3288,1116 3336,1132 3384,1148 3433,1165 3481,1181 3529,1198 3578,1214 3626,1230 3674,1247 3723,1263 3771,1280 3819,1296 3868,1313 3916,1329 3964,1345 4012,1362 4061,1378 4109,1394 4157,1411 4206,1427 4254,1444 4302,1460 4351,1477 4399,1493 4447,1509 4496,1526 4544,1542 4592,1558 4641,1575 4689,1591 4737,1608 4786,1624 4834,1641 4882,1657 4931,1673 4979,1690 5027,1706 5076,1722 5124,1739 5172,1755 5221,1772 5269,1788 5318,1805 5366,1821 5414,1837 5463,1854 5511,1870 5559,1886 5608,1903 5656,1919 5704,1936 5753,1952 5801,1969 5849,1985 5898,2001 5946,2018 5994,2034 6043,2051 6091,2067 6139,2083 6188,2100 6236,2116 6284,2133 6333,2149 6381,2166 6429,2182 6478,2198 6526,2215 6574,2231 6623,2247 6671,2264 6719,2280 6768,2297 6816,2313 6864,2330 6913,2347 6961,2363 7009,2380 7058,2396 7106,2412 7154,2429 7203,2445 7251,2462 7299,2478 7348,2495 7396,2511 7444,2527 7493,2544 7541,2560 7589,2576 7638,2593 7686,2609 7734,2626 7783,2642 7831,2659 7879,2675 7928,2691 7976,2708 8024,2724 8073,2741 8121,2757 8169,2773 8218,2790 8266,2806 8314,2823 8363,2839 8411,2856 8460,2872 8508,2888 8556,2905 8605,2921 8653,2937 8701,2954 8750,2970 8798,2987 8846,3003 8895,3020 8943,3036 8991,3052 9040,3069 9088,3085 9136,3101 9185,3118 9233,3134 9281,3151 9330,3167 9378,3184 9426,3200 9475,3216 9523,3233 9571,3249 9620,3265 9668,3282">
          <text:p/>
        </draw:polyline>
        <draw:polygon draw:style-name="gr2" draw:text-style-name="P2" draw:layer="layout" svg:width="10.634cm" svg:height="6.34cm" svg:x="1.872cm" svg:y="8.088cm" svg:viewBox="0 0 10635 6341" draw:points="0,6341 10635,6341 10635,0 0,0">
          <text:p/>
        </draw:polygon>
        <draw:line draw:style-name="gr3" draw:text-style-name="P3" draw:layer="layout" svg:x1="1.872cm" svg:y1="12.625cm" svg:x2="12.506cm" svg:y2="12.625cm">
          <text:p/>
        </draw:line>
        <draw:line draw:style-name="gr3" draw:text-style-name="P3" draw:layer="layout" svg:x1="1.872cm" svg:y1="10.657cm" svg:x2="12.506cm" svg:y2="10.657cm">
          <text:p/>
        </draw:line>
        <draw:line draw:style-name="gr3" draw:text-style-name="P3" draw:layer="layout" svg:x1="1.872cm" svg:y1="8.689cm" svg:x2="12.506cm" svg:y2="8.689cm">
          <text:p/>
        </draw:line>
        <draw:line draw:style-name="gr3" draw:text-style-name="P3" draw:layer="layout" svg:x1="3.564cm" svg:y1="14.428cm" svg:x2="3.564cm" svg:y2="8.088cm">
          <text:p/>
        </draw:line>
        <draw:line draw:style-name="gr3" draw:text-style-name="P3" draw:layer="layout" svg:x1="5.981cm" svg:y1="14.428cm" svg:x2="5.981cm" svg:y2="8.088cm">
          <text:p/>
        </draw:line>
        <draw:line draw:style-name="gr3" draw:text-style-name="P3" draw:layer="layout" svg:x1="8.398cm" svg:y1="14.428cm" svg:x2="8.398cm" svg:y2="8.088cm">
          <text:p/>
        </draw:line>
        <draw:line draw:style-name="gr3" draw:text-style-name="P3" draw:layer="layout" svg:x1="10.815cm" svg:y1="14.428cm" svg:x2="10.815cm" svg:y2="8.088cm">
          <text:p/>
        </draw:line>
        <draw:line draw:style-name="gr4" draw:text-style-name="P3" draw:layer="layout" svg:x1="1.872cm" svg:y1="13.609cm" svg:x2="12.506cm" svg:y2="13.609cm">
          <text:p/>
        </draw:line>
        <draw:line draw:style-name="gr4" draw:text-style-name="P3" draw:layer="layout" svg:x1="1.872cm" svg:y1="11.641cm" svg:x2="12.506cm" svg:y2="11.641cm">
          <text:p/>
        </draw:line>
        <draw:line draw:style-name="gr4" draw:text-style-name="P3" draw:layer="layout" svg:x1="1.872cm" svg:y1="9.673cm" svg:x2="12.506cm" svg:y2="9.673cm">
          <text:p/>
        </draw:line>
        <draw:line draw:style-name="gr4" draw:text-style-name="P3" draw:layer="layout" svg:x1="2.356cm" svg:y1="14.428cm" svg:x2="2.356cm" svg:y2="8.088cm">
          <text:p/>
        </draw:line>
        <draw:line draw:style-name="gr4" draw:text-style-name="P3" draw:layer="layout" svg:x1="4.773cm" svg:y1="14.428cm" svg:x2="4.773cm" svg:y2="8.088cm">
          <text:p/>
        </draw:line>
        <draw:line draw:style-name="gr4" draw:text-style-name="P3" draw:layer="layout" svg:x1="7.189cm" svg:y1="14.428cm" svg:x2="7.189cm" svg:y2="8.088cm">
          <text:p/>
        </draw:line>
        <draw:line draw:style-name="gr4" draw:text-style-name="P3" draw:layer="layout" svg:x1="9.606cm" svg:y1="14.428cm" svg:x2="9.606cm" svg:y2="8.088cm">
          <text:p/>
        </draw:line>
        <draw:line draw:style-name="gr4" draw:text-style-name="P3" draw:layer="layout" svg:x1="12.023cm" svg:y1="14.428cm" svg:x2="12.023cm" svg:y2="8.088cm">
          <text:p/>
        </draw:line>
        <draw:polyline draw:style-name="gr5" draw:text-style-name="P3" draw:layer="layout" svg:width="9.667cm" svg:height="4.619cm" svg:x="2.356cm" svg:y="8.376cm" svg:viewBox="0 0 9668 4620" draw:points="0,0 48,23 96,46 145,69 193,93 241,116 290,139 338,162 386,185 435,208 483,231 531,254 580,277 628,300 676,323 725,347 773,370 821,393 870,416 918,439 966,462 1015,485 1063,508 1111,531 1160,554 1208,577 1256,601 1305,624 1353,647 1401,670 1450,693 1498,716 1546,739 1595,762 1643,785 1691,808 1740,832 1788,855 1836,878 1885,901 1933,924 1981,947 2030,970 2078,993 2126,1016 2175,1039 2223,1062 2272,1086 2320,1109 2368,1132 2417,1155 2465,1178 2514,1201 2563,1224 2611,1247 2659,1271 2708,1293 2756,1317 2804,1340 2853,1363 2901,1386 2949,1409 2998,1432 3046,1455 3094,1478 3143,1501 3191,1525 3239,1547 3288,1571 3336,1594 3384,1617 3433,1640 3481,1663 3529,1686 3578,1709 3626,1732 3674,1755 3723,1779 3771,1801 3819,1825 3868,1848 3916,1871 3964,1894 4012,1917 4061,1940 4109,1963 4157,1986 4206,2010 4254,2033 4302,2056 4351,2079 4399,2102 4447,2125 4496,2148 4544,2171 4592,2194 4641,2217 4689,2240 4737,2264 4786,2287 4834,2310 4882,2333 4931,2356 4979,2379 5027,2402 5076,2425 5124,2448 5172,2471 5221,2495 5269,2518 5318,2541 5366,2564 5414,2587 5463,2610 5511,2633 5559,2656 5608,2679 5656,2702 5704,2725 5753,2749 5801,2772 5849,2795 5898,2818 5946,2841 5994,2864 6043,2887 6091,2910 6139,2934 6188,2956 6236,2979 6284,3003 6333,3026 6381,3049 6429,3072 6478,3095 6526,3118 6574,3141 6623,3164 6671,3189 6719,3211 6768,3235 6816,3258 6864,3281 6913,3304 6961,3327 7009,3350 7058,3373 7106,3396 7154,3419 7203,3443 7251,3465 7299,3489 7348,3512 7396,3535 7444,3558 7493,3581 7541,3604 7589,3627 7638,3650 7686,3674 7734,3697 7783,3720 7831,3743 7879,3766 7928,3789 7976,3812 8024,3835 8073,3858 8121,3881 8169,3904 8218,3928 8266,3951 8314,3974 8363,3997 8411,4020 8460,4043 8508,4066 8556,4089 8605,4112 8653,4135 8701,4158 8750,4182 8798,4205 8846,4228 8895,4251 8943,4274 8991,4297 9040,4320 9088,4343 9136,4366 9185,4389 9233,4413 9281,4436 9330,4459 9378,4482 9426,4505 9475,4528 9523,4551 9571,4574 9620,4597 9668,4620">
          <text:p/>
        </draw:polyline>
        <draw:polyline draw:style-name="gr8" draw:text-style-name="P3" draw:layer="layout" svg:width="9.667cm" svg:height="4.619cm" svg:x="2.356cm" svg:y="8.921cm" svg:viewBox="0 0 9668 4620" draw:points="0,0 48,22 96,46 145,69 193,92 241,115 290,138 338,161 386,184 435,207 483,230 531,254 580,276 628,300 676,323 725,346 773,369 821,392 870,415 918,438 966,461 1015,485 1063,508 1111,531 1160,554 1208,577 1256,600 1305,623 1353,646 1401,669 1450,692 1498,715 1546,739 1595,762 1643,785 1691,808 1740,831 1788,854 1836,877 1885,900 1933,923 1981,946 2030,970 2078,993 2126,1016 2175,1039 2223,1062 2272,1085 2320,1108 2368,1131 2417,1154 2465,1177 2514,1200 2563,1224 2611,1247 2659,1270 2708,1293 2756,1316 2804,1339 2853,1362 2901,1385 2949,1408 2998,1431 3046,1454 3094,1478 3143,1501 3191,1524 3239,1547 3288,1570 3336,1593 3384,1616 3433,1639 3481,1663 3529,1685 3578,1709 3626,1732 3674,1755 3723,1778 3771,1801 3819,1824 3868,1847 3916,1870 3964,1893 4012,1917 4061,1939 4109,1963 4157,1986 4206,2009 4254,2032 4302,2055 4351,2078 4399,2101 4447,2124 4496,2148 4544,2171 4592,2194 4641,2217 4689,2240 4737,2263 4786,2286 4834,2309 4882,2332 4931,2355 4979,2378 5027,2402 5076,2425 5124,2448 5172,2471 5221,2494 5269,2517 5318,2540 5366,2563 5414,2586 5463,2609 5511,2633 5559,2657 5608,2680 5656,2703 5704,2726 5753,2749 5801,2772 5849,2795 5898,2818 5946,2841 5994,2864 6043,2888 6091,2911 6139,2934 6188,2957 6236,2980 6284,3003 6333,3026 6381,3049 6429,3072 6478,3095 6526,3118 6574,3142 6623,3165 6671,3188 6719,3211 6768,3234 6816,3257 6864,3280 6913,3303 6961,3327 7009,3349 7058,3373 7106,3396 7154,3419 7203,3442 7251,3465 7299,3488 7348,3511 7396,3534 7444,3557 7493,3581 7541,3603 7589,3627 7638,3650 7686,3673 7734,3696 7783,3719 7831,3742 7879,3765 7928,3788 7976,3811 8024,3835 8073,3857 8121,3881 8169,3904 8218,3927 8266,3950 8314,3973 8363,3996 8411,4019 8460,4042 8508,4066 8556,4089 8605,4112 8653,4135 8701,4158 8750,4181 8798,4204 8846,4227 8895,4250 8943,4273 8991,4296 9040,4320 9088,4343 9136,4366 9185,4389 9233,4412 9281,4435 9330,4458 9378,4481 9426,4504 9475,4527 9523,4551 9571,4574 9620,4597 9668,4620">
          <text:p/>
        </draw:polyline>
        <draw:polyline draw:style-name="gr6" draw:text-style-name="P3" draw:layer="layout" svg:width="9.667cm" svg:height="2.629cm" svg:x="2.356cm" svg:y="11.363cm" svg:viewBox="0 0 9668 2630" draw:points="0,0 48,13 96,26 145,39 193,53 241,66 290,79 338,92 386,105 435,118 483,131 531,145 580,158 628,171 676,184 725,197 773,210 821,223 870,237 918,250 966,263 1015,276 1063,289 1111,303 1160,316 1208,329 1256,342 1305,355 1353,368 1401,381 1450,395 1498,408 1546,421 1595,434 1643,447 1691,460 1740,474 1788,487 1836,501 1885,514 1933,527 1981,540 2030,553 2078,566 2126,579 2175,593 2223,606 2272,619 2320,632 2368,645 2417,658 2465,671 2514,685 2563,698 2611,711 2659,724 2708,737 2756,750 2804,764 2853,777 2901,790 2949,803 2998,816 3046,829 3094,843 3143,856 3191,869 3239,882 3288,895 3336,908 3384,921 3433,935 3481,948 3529,961 3578,974 3626,987 3674,1000 3723,1013 3771,1026 3819,1040 3868,1053 3916,1066 3964,1079 4012,1092 4061,1105 4109,1118 4157,1132 4206,1145 4254,1158 4302,1171 4351,1184 4399,1197 4447,1211 4496,1224 4544,1237 4592,1250 4641,1263 4689,1276 4737,1290 4786,1303 4834,1316 4882,1329 4931,1342 4979,1355 5027,1368 5076,1382 5124,1395 5172,1408 5221,1421 5269,1434 5318,1447 5366,1460 5414,1474 5463,1487 5511,1500 5559,1513 5608,1526 5656,1539 5704,1552 5753,1565 5801,1579 5849,1592 5898,1605 5946,1618 5994,1631 6043,1644 6091,1657 6139,1671 6188,1684 6236,1697 6284,1710 6333,1723 6381,1736 6429,1750 6478,1763 6526,1776 6574,1789 6623,1802 6671,1816 6719,1829 6768,1842 6816,1855 6864,1868 6913,1881 6961,1894 7009,1907 7058,1921 7106,1934 7154,1947 7203,1960 7251,1973 7299,1986 7348,1999 7396,2013 7444,2026 7493,2039 7541,2052 7589,2065 7638,2078 7686,2091 7734,2104 7783,2118 7831,2131 7879,2144 7928,2157 7976,2170 8024,2183 8073,2197 8121,2210 8169,2223 8218,2236 8266,2249 8314,2262 8363,2276 8411,2289 8460,2302 8508,2315 8556,2328 8605,2341 8653,2355 8701,2368 8750,2381 8798,2394 8846,2407 8895,2420 8943,2433 8991,2446 9040,2460 9088,2473 9136,2486 9185,2499 9233,2512 9281,2525 9330,2538 9378,2552 9426,2565 9475,2578 9523,2591 9571,2604 9620,2617 9668,2630">
          <text:p/>
        </draw:polyline>
        <draw:polyline draw:style-name="gr9" draw:text-style-name="P3" draw:layer="layout" svg:width="9.667cm" svg:height="2.63cm" svg:x="2.356cm" svg:y="11.51cm" svg:viewBox="0 0 9668 2631" draw:points="0,0 48,13 96,26 145,39 193,52 241,66 290,79 338,92 386,105 435,118 483,132 531,145 580,158 628,171 676,184 725,197 773,211 821,224 870,237 918,250 966,263 1015,276 1063,289 1111,302 1160,316 1208,330 1256,343 1305,356 1353,369 1401,382 1450,395 1498,409 1546,422 1595,435 1643,448 1691,461 1740,474 1788,487 1836,500 1885,514 1933,527 1981,540 2030,553 2078,566 2126,579 2175,593 2223,606 2272,619 2320,632 2368,645 2417,659 2465,672 2514,685 2563,698 2611,711 2659,724 2708,737 2756,751 2804,764 2853,777 2901,790 2949,803 2998,816 3046,829 3094,842 3143,856 3191,869 3239,882 3288,895 3336,908 3384,921 3433,934 3481,948 3529,961 3578,974 3626,987 3674,1000 3723,1013 3771,1026 3819,1040 3868,1053 3916,1066 3964,1079 4012,1092 4061,1105 4109,1119 4157,1132 4206,1145 4254,1158 4302,1171 4351,1184 4399,1198 4447,1211 4496,1224 4544,1237 4592,1250 4641,1263 4689,1276 4737,1290 4786,1303 4834,1316 4882,1329 4931,1342 4979,1355 5027,1368 5076,1381 5124,1395 5172,1408 5221,1421 5269,1434 5318,1447 5366,1460 5414,1473 5463,1487 5511,1500 5559,1513 5608,1526 5656,1539 5704,1552 5753,1566 5801,1579 5849,1592 5898,1605 5946,1618 5994,1631 6043,1645 6091,1658 6139,1671 6188,1684 6236,1697 6284,1710 6333,1723 6381,1737 6429,1750 6478,1763 6526,1776 6574,1789 6623,1802 6671,1815 6719,1829 6768,1842 6816,1855 6864,1868 6913,1881 6961,1894 7009,1907 7058,1920 7106,1934 7154,1947 7203,1960 7251,1973 7299,1986 7348,1999 7396,2012 7444,2026 7493,2039 7541,2052 7589,2065 7638,2078 7686,2091 7734,2105 7783,2118 7831,2131 7879,2144 7928,2157 7976,2171 8024,2184 8073,2197 8121,2210 8169,2223 8218,2236 8266,2249 8314,2262 8363,2276 8411,2289 8460,2302 8508,2315 8556,2328 8605,2341 8653,2354 8701,2368 8750,2381 8798,2394 8846,2407 8895,2420 8943,2433 8991,2446 9040,2459 9088,2473 9136,2486 9185,2499 9233,2512 9281,2525 9330,2538 9378,2552 9426,2565 9475,2578 9523,2591 9571,2604 9620,2617 9668,2631">
          <text:p/>
        </draw:polyline>
        <draw:polyline draw:style-name="gr7" draw:text-style-name="P3" draw:layer="layout" svg:width="9.667cm" svg:height="2.629cm" svg:x="2.356cm" svg:y="10.771cm" svg:viewBox="0 0 9668 2630" draw:points="0,0 48,13 96,26 145,39 193,52 241,65 290,79 338,92 386,105 435,118 483,131 531,144 580,158 628,171 676,184 725,197 773,210 821,223 870,236 918,250 966,263 1015,276 1063,289 1111,302 1160,315 1208,328 1256,341 1305,355 1353,368 1401,381 1450,394 1498,407 1546,420 1595,433 1643,447 1691,460 1740,473 1788,486 1836,499 1885,512 1933,526 1981,539 2030,552 2078,565 2126,578 2175,591 2223,605 2272,618 2320,631 2368,644 2417,657 2465,670 2514,683 2563,697 2611,710 2659,723 2708,736 2756,749 2804,762 2853,775 2901,789 2949,802 2998,815 3046,828 3094,841 3143,854 3191,867 3239,880 3288,894 3336,907 3384,920 3433,933 3481,946 3529,959 3578,972 3626,986 3674,999 3723,1012 3771,1025 3819,1038 3868,1051 3916,1066 3964,1079 4012,1092 4061,1105 4109,1118 4157,1132 4206,1145 4254,1158 4302,1171 4351,1184 4399,1197 4447,1210 4496,1223 4544,1237 4592,1250 4641,1263 4689,1276 4737,1289 4786,1302 4834,1315 4882,1329 4931,1342 4979,1355 5027,1368 5076,1381 5124,1394 5172,1407 5221,1420 5269,1434 5318,1447 5366,1460 5414,1473 5463,1486 5511,1499 5559,1513 5608,1526 5656,1539 5704,1552 5753,1565 5801,1578 5849,1592 5898,1605 5946,1618 5994,1631 6043,1644 6091,1657 6139,1671 6188,1684 6236,1697 6284,1710 6333,1723 6381,1736 6429,1749 6478,1762 6526,1776 6574,1789 6623,1802 6671,1815 6719,1828 6768,1841 6816,1854 6864,1868 6913,1881 6961,1894 7009,1907 7058,1920 7106,1933 7154,1946 7203,1959 7251,1973 7299,1986 7348,1999 7396,2012 7444,2025 7493,2039 7541,2052 7589,2065 7638,2078 7686,2091 7734,2104 7783,2118 7831,2131 7879,2144 7928,2157 7976,2170 8024,2183 8073,2196 8121,2210 8169,2223 8218,2236 8266,2249 8314,2262 8363,2275 8411,2288 8460,2301 8508,2315 8556,2328 8605,2341 8653,2354 8701,2367 8750,2380 8798,2393 8846,2407 8895,2420 8943,2433 8991,2446 9040,2459 9088,2472 9136,2485 9185,2499 9233,2512 9281,2525 9330,2538 9378,2551 9426,2565 9475,2578 9523,2591 9571,2604 9620,2617 9668,2630">
          <text:p/>
        </draw:polyline>
        <draw:polyline draw:style-name="gr10" draw:text-style-name="P3" draw:layer="layout" svg:width="9.667cm" svg:height="2.629cm" svg:x="2.356cm" svg:y="10.918cm" svg:viewBox="0 0 9668 2630" draw:points="0,0 48,13 96,26 145,39 193,52 241,65 290,79 338,92 386,105 435,118 483,131 531,144 580,157 628,171 676,184 725,197 773,210 821,223 870,236 918,249 966,263 1015,276 1063,289 1111,302 1160,315 1208,328 1256,341 1305,355 1353,368 1401,381 1450,394 1498,407 1546,420 1595,434 1643,447 1691,460 1740,473 1788,486 1836,499 1885,513 1933,526 1981,539 2030,552 2078,565 2126,578 2175,591 2223,604 2272,618 2320,631 2368,644 2417,657 2465,670 2514,683 2563,696 2611,710 2659,723 2708,736 2756,749 2804,762 2853,775 2901,788 2949,802 2998,815 3046,828 3094,841 3143,854 3191,867 3239,881 3288,894 3336,907 3384,921 3433,934 3481,947 3529,961 3578,974 3626,987 3674,1000 3723,1013 3771,1026 3819,1039 3868,1053 3916,1066 3964,1079 4012,1092 4061,1105 4109,1118 4157,1131 4206,1144 4254,1158 4302,1171 4351,1184 4399,1197 4447,1210 4496,1223 4544,1236 4592,1250 4641,1263 4689,1276 4737,1289 4786,1302 4834,1315 4882,1328 4931,1342 4979,1355 5027,1368 5076,1381 5124,1394 5172,1407 5221,1421 5269,1434 5318,1447 5366,1460 5414,1473 5463,1486 5511,1500 5559,1513 5608,1526 5656,1539 5704,1552 5753,1565 5801,1578 5849,1592 5898,1605 5946,1618 5994,1631 6043,1644 6091,1657 6139,1670 6188,1683 6236,1697 6284,1710 6333,1723 6381,1736 6429,1749 6478,1762 6526,1775 6574,1789 6623,1802 6671,1815 6719,1828 6768,1841 6816,1854 6864,1868 6913,1881 6961,1894 7009,1907 7058,1920 7106,1933 7154,1947 7203,1960 7251,1973 7299,1986 7348,1999 7396,2012 7444,2025 7493,2039 7541,2052 7589,2065 7638,2078 7686,2091 7734,2104 7783,2117 7831,2131 7879,2144 7928,2157 7976,2170 8024,2183 8073,2196 8121,2209 8169,2222 8218,2236 8266,2249 8314,2262 8363,2275 8411,2288 8460,2301 8508,2314 8556,2328 8605,2341 8653,2354 8701,2367 8750,2380 8798,2394 8846,2407 8895,2420 8943,2433 8991,2446 9040,2459 9088,2473 9136,2486 9185,2499 9233,2512 9281,2525 9330,2538 9378,2551 9426,2564 9475,2578 9523,2591 9571,2604 9620,2617 9668,2630">
          <text:p/>
        </draw:polyline>
        <draw:polygon draw:style-name="gr11" draw:text-style-name="P4" draw:layer="layout" svg:width="10.634cm" svg:height="0.681cm" svg:x="1.872cm" svg:y="7.407cm" svg:viewBox="0 0 10635 682" draw:points="0,682 10635,682 10635,0 0,0">
          <text:p/>
        </draw:polygon>
        <draw:polygon draw:style-name="gr11" draw:text-style-name="P4" draw:layer="layout" svg:width="10.634cm" svg:height="0.682cm" svg:x="1.872cm" svg:y="0.192cm" svg:viewBox="0 0 10635 683" draw:points="0,683 10635,683 10635,0 0,0">
          <text:p/>
        </draw:polygon>
        <draw:frame draw:style-name="gr12" draw:text-style-name="P6" draw:layer="layout" svg:width="1.467cm" svg:height="0.56cm" svg:x="6.456cm" svg:y="7.442cm">
          <draw:text-box>
            <text:p text:style-name="P5"><text:span text:style-name="T1">XeonPhi</text:span></text:p>
          </draw:text-box>
        </draw:frame>
        <draw:line draw:style-name="gr13" draw:text-style-name="P3" draw:layer="layout" svg:x1="2.356cm" svg:y1="14.524cm" svg:x2="2.356cm" svg:y2="14.428cm">
          <text:p/>
        </draw:line>
        <draw:line draw:style-name="gr13" draw:text-style-name="P3" draw:layer="layout" svg:x1="4.773cm" svg:y1="14.524cm" svg:x2="4.773cm" svg:y2="14.428cm">
          <text:p/>
        </draw:line>
        <draw:line draw:style-name="gr13" draw:text-style-name="P3" draw:layer="layout" svg:x1="7.189cm" svg:y1="14.524cm" svg:x2="7.189cm" svg:y2="14.428cm">
          <text:p/>
        </draw:line>
        <draw:line draw:style-name="gr13" draw:text-style-name="P3" draw:layer="layout" svg:x1="9.606cm" svg:y1="14.524cm" svg:x2="9.606cm" svg:y2="14.428cm">
          <text:p/>
        </draw:line>
        <draw:line draw:style-name="gr13" draw:text-style-name="P3" draw:layer="layout" svg:x1="12.023cm" svg:y1="14.524cm" svg:x2="12.023cm" svg:y2="14.428cm">
          <text:p/>
        </draw:line>
        <draw:frame draw:style-name="gr12" draw:text-style-name="P6" draw:layer="layout" svg:width="1.06cm" svg:height="0.56cm" svg:x="6.662cm" svg:y="0.228cm">
          <draw:text-box>
            <text:p text:style-name="P5"><text:span text:style-name="T1">FPGA</text:span></text:p>
          </draw:text-box>
        </draw:frame>
        <draw:frame draw:style-name="gr14" draw:text-style-name="P7" draw:layer="layout" svg:width="0.692cm" svg:height="0.708cm" svg:x="2.013cm" svg:y="14.39cm">
          <draw:text-box>
            <text:p text:style-name="P5"><text:span text:style-name="T2">0.0</text:span></text:p>
          </draw:text-box>
        </draw:frame>
        <draw:frame draw:style-name="gr14" draw:text-style-name="P7" draw:layer="layout" svg:width="0.692cm" svg:height="0.708cm" svg:x="4.43cm" svg:y="14.39cm">
          <draw:text-box>
            <text:p text:style-name="P5"><text:span text:style-name="T2">0.5</text:span></text:p>
          </draw:text-box>
        </draw:frame>
        <draw:frame draw:style-name="gr14" draw:text-style-name="P7" draw:layer="layout" svg:width="0.692cm" svg:height="0.708cm" svg:x="6.846cm" svg:y="14.39cm">
          <draw:text-box>
            <text:p text:style-name="P5"><text:span text:style-name="T2">1.0</text:span></text:p>
          </draw:text-box>
        </draw:frame>
        <draw:frame draw:style-name="gr14" draw:text-style-name="P7" draw:layer="layout" svg:width="0.692cm" svg:height="0.708cm" svg:x="9.263cm" svg:y="14.39cm">
          <draw:text-box>
            <text:p text:style-name="P5"><text:span text:style-name="T2">1.5</text:span></text:p>
          </draw:text-box>
        </draw:frame>
        <draw:frame draw:style-name="gr14" draw:text-style-name="P7" draw:layer="layout" svg:width="0.692cm" svg:height="0.708cm" svg:x="11.68cm" svg:y="14.39cm">
          <draw:text-box>
            <text:p text:style-name="P5"><text:span text:style-name="T2">2.0</text:span></text:p>
          </draw:text-box>
        </draw:frame>
        <draw:frame draw:style-name="gr14" draw:text-style-name="P7" draw:layer="layout" svg:width="0.692cm" svg:height="0.708cm" svg:x="1.012cm" svg:y="6.623cm">
          <draw:text-box>
            <text:p text:style-name="P5"><text:span text:style-name="T2">0.3</text:span></text:p>
          </draw:text-box>
        </draw:frame>
        <draw:frame draw:style-name="gr14" draw:text-style-name="P7" draw:layer="layout" svg:width="0.692cm" svg:height="0.708cm" svg:x="1.012cm" svg:y="5.339cm">
          <draw:text-box>
            <text:p text:style-name="P5"><text:span text:style-name="T2">1.0</text:span></text:p>
          </draw:text-box>
        </draw:frame>
        <draw:frame draw:style-name="gr14" draw:text-style-name="P7" draw:layer="layout" svg:width="0.692cm" svg:height="0.708cm" svg:x="1.012cm" svg:y="4.168cm">
          <draw:text-box>
            <text:p text:style-name="P5"><text:span text:style-name="T2">3.0</text:span></text:p>
          </draw:text-box>
        </draw:frame>
        <draw:frame draw:style-name="gr14" draw:text-style-name="P7" draw:layer="layout" svg:width="0.967cm" svg:height="0.708cm" svg:x="0.738cm" svg:y="2.884cm">
          <draw:text-box>
            <text:p text:style-name="P5"><text:span text:style-name="T2">10.0</text:span></text:p>
          </draw:text-box>
        </draw:frame>
        <draw:line draw:style-name="gr13" draw:text-style-name="P3" draw:layer="layout" svg:x1="1.776cm" svg:y1="7.012cm" svg:x2="1.872cm" svg:y2="7.012cm">
          <text:p/>
        </draw:line>
        <draw:line draw:style-name="gr13" draw:text-style-name="P3" draw:layer="layout" svg:x1="1.776cm" svg:y1="5.728cm" svg:x2="1.872cm" svg:y2="5.728cm">
          <text:p/>
        </draw:line>
        <draw:line draw:style-name="gr13" draw:text-style-name="P3" draw:layer="layout" svg:x1="1.776cm" svg:y1="4.557cm" svg:x2="1.872cm" svg:y2="4.557cm">
          <text:p/>
        </draw:line>
        <draw:line draw:style-name="gr13" draw:text-style-name="P3" draw:layer="layout" svg:x1="1.776cm" svg:y1="3.273cm" svg:x2="1.872cm" svg:y2="3.273cm">
          <text:p/>
        </draw:line>
        <draw:line draw:style-name="gr13" draw:text-style-name="P3" draw:layer="layout" svg:x1="1.776cm" svg:y1="2.102cm" svg:x2="1.872cm" svg:y2="2.102cm">
          <text:p/>
        </draw:line>
        <draw:frame draw:style-name="gr14" draw:text-style-name="P7" draw:layer="layout" svg:width="0.967cm" svg:height="0.708cm" svg:x="0.738cm" svg:y="1.713cm">
          <draw:text-box>
            <text:p text:style-name="P5"><text:span text:style-name="T2">30.0</text:span></text:p>
          </draw:text-box>
        </draw:frame>
        <draw:frame draw:style-name="gr14" draw:text-style-name="P7" draw:layer="layout" svg:width="0.493cm" svg:height="0.708cm" svg:x="1.424cm" svg:y="13.219cm">
          <draw:text-box>
            <text:p text:style-name="P5"><text:span text:style-name="T2">1</text:span></text:p>
          </draw:text-box>
        </draw:frame>
        <draw:frame draw:style-name="gr14" draw:text-style-name="P7" draw:layer="layout" svg:width="0.552cm" svg:height="0.708cm" svg:x="1.15cm" svg:y="11.251cm">
          <draw:text-box>
            <text:p text:style-name="P5"><text:span text:style-name="T2">10</text:span></text:p>
          </draw:text-box>
        </draw:frame>
        <draw:line draw:style-name="gr13" draw:text-style-name="P3" draw:layer="layout" svg:x1="1.776cm" svg:y1="13.609cm" svg:x2="1.872cm" svg:y2="13.609cm">
          <text:p/>
        </draw:line>
        <draw:line draw:style-name="gr13" draw:text-style-name="P3" draw:layer="layout" svg:x1="1.776cm" svg:y1="11.641cm" svg:x2="1.872cm" svg:y2="11.641cm">
          <text:p/>
        </draw:line>
        <draw:line draw:style-name="gr13" draw:text-style-name="P3" draw:layer="layout" svg:x1="1.776cm" svg:y1="9.673cm" svg:x2="1.872cm" svg:y2="9.673cm">
          <text:p/>
        </draw:line>
        <draw:frame draw:style-name="gr14" draw:text-style-name="P7" draw:layer="layout" svg:width="0.828cm" svg:height="0.708cm" svg:x="0.875cm" svg:y="9.284cm">
          <draw:text-box>
            <text:p text:style-name="P5"><text:span text:style-name="T2">100</text:span></text:p>
          </draw:text-box>
        </draw:frame>
        <draw:frame draw:style-name="gr14" draw:text-style-name="P7" draw:layer="layout" svg:width="5.268cm" svg:height="0.708cm" svg:x="4.569cm" svg:y="14.934cm">
          <draw:text-box>
            <text:p text:style-name="P5"><text:span text:style-name="T3">Concrete Thickness (m)</text:span></text:p>
          </draw:text-box>
        </draw:frame>
        <draw:frame draw:style-name="gr14" draw:text-style-name="P7" draw:layer="layout" svg:width="5.162cm" svg:height="0.708cm" draw:transform="rotate (1.5707963267949) translate (-0.019cm 10.2cm)">
          <draw:text-box>
            <text:p text:style-name="P5"><text:span text:style-name="T3">Average FIT Rate [a.u.]</text:span></text:p>
          </draw:text-box>
        </draw:frame>
        <draw:polygon draw:style-name="gr15" draw:text-style-name="P8" draw:layer="layout" svg:width="1.1cm" svg:height="0.609cm" svg:x="1.916cm" svg:y="16.384cm" svg:viewBox="0 0 1101 610" draw:points="0,610 1101,610 1101,0 0,0">
          <text:p/>
        </draw:polygon>
        <draw:line draw:style-name="gr5" draw:text-style-name="P3" draw:layer="layout" svg:x1="2.026cm" svg:y1="16.688cm" svg:x2="2.906cm" svg:y2="16.688cm">
          <text:p/>
        </draw:line>
        <draw:polygon draw:style-name="gr15" draw:text-style-name="P8" draw:layer="layout" svg:width="1.1cm" svg:height="0.61cm" svg:x="1.916cm" svg:y="16.993cm" svg:viewBox="0 0 1101 611" draw:points="0,611 1101,611 1101,0 0,0">
          <text:p/>
        </draw:polygon>
        <draw:line draw:style-name="gr8" draw:text-style-name="P3" draw:layer="layout" svg:x1="2.026cm" svg:y1="17.298cm" svg:x2="2.906cm" svg:y2="17.298cm">
          <text:p/>
        </draw:line>
        <draw:polygon draw:style-name="gr15" draw:text-style-name="P8" draw:layer="layout" svg:width="1.1cm" svg:height="0.609cm" svg:x="6.078cm" svg:y="16.384cm" svg:viewBox="0 0 1101 610" draw:points="0,610 1101,610 1101,0 0,0">
          <text:p/>
        </draw:polygon>
        <draw:line draw:style-name="gr6" draw:text-style-name="P3" draw:layer="layout" svg:x1="6.188cm" svg:y1="16.688cm" svg:x2="7.068cm" svg:y2="16.688cm">
          <text:p/>
        </draw:line>
        <draw:polygon draw:style-name="gr15" draw:text-style-name="P8" draw:layer="layout" svg:width="1.1cm" svg:height="0.61cm" svg:x="6.078cm" svg:y="16.993cm" svg:viewBox="0 0 1101 611" draw:points="0,611 1101,611 1101,0 0,0">
          <text:p/>
        </draw:polygon>
        <draw:line draw:style-name="gr9" draw:text-style-name="P3" draw:layer="layout" svg:x1="6.188cm" svg:y1="17.298cm" svg:x2="7.068cm" svg:y2="17.298cm">
          <text:p/>
        </draw:line>
        <draw:polygon draw:style-name="gr15" draw:text-style-name="P8" draw:layer="layout" svg:width="1.099cm" svg:height="0.609cm" svg:x="9.538cm" svg:y="16.384cm" svg:viewBox="0 0 1100 610" draw:points="0,610 1100,610 1100,0 0,0">
          <text:p/>
        </draw:polygon>
        <draw:line draw:style-name="gr7" draw:text-style-name="P3" draw:layer="layout" svg:x1="9.648cm" svg:y1="16.688cm" svg:x2="10.528cm" svg:y2="16.688cm">
          <text:p/>
        </draw:line>
        <draw:polygon draw:style-name="gr15" draw:text-style-name="P8" draw:layer="layout" svg:width="1.099cm" svg:height="0.61cm" svg:x="9.538cm" svg:y="16.993cm" svg:viewBox="0 0 1100 611" draw:points="0,611 1100,611 1100,0 0,0">
          <text:p/>
        </draw:polygon>
        <draw:line draw:style-name="gr10" draw:text-style-name="P3" draw:layer="layout" svg:x1="9.648cm" svg:y1="17.298cm" svg:x2="10.528cm" svg:y2="17.298cm">
          <text:p/>
        </draw:line>
        <draw:frame draw:style-name="gr12" draw:text-style-name="P6" draw:layer="layout" svg:width="0.819cm" svg:height="0.56cm" svg:x="3.016cm" svg:y="16.383cm">
          <draw:text-box>
            <text:p text:style-name="P5"><text:span text:style-name="T4">SDC</text:span></text:p>
          </draw:text-box>
        </draw:frame>
        <draw:frame draw:style-name="gr12" draw:text-style-name="P6" draw:layer="layout" svg:width="0.819cm" svg:height="0.56cm" svg:x="3.016cm" svg:y="16.992cm">
          <draw:text-box>
            <text:p text:style-name="P5"><text:span text:style-name="T4">DUE</text:span></text:p>
          </draw:text-box>
        </draw:frame>
        <draw:frame draw:style-name="gr12" draw:text-style-name="P6" draw:layer="layout" svg:width="0.819cm" svg:height="0.56cm" svg:x="7.178cm" svg:y="16.383cm">
          <draw:text-box>
            <text:p text:style-name="P5"><text:span text:style-name="T4">SDC</text:span></text:p>
          </draw:text-box>
        </draw:frame>
        <draw:frame draw:style-name="gr12" draw:text-style-name="P6" draw:layer="layout" svg:width="0.819cm" svg:height="0.56cm" svg:x="7.178cm" svg:y="16.992cm">
          <draw:text-box>
            <text:p text:style-name="P5"><text:span text:style-name="T4">DUE</text:span></text:p>
          </draw:text-box>
        </draw:frame>
        <draw:frame draw:style-name="gr12" draw:text-style-name="P6" draw:layer="layout" svg:width="0.819cm" svg:height="0.56cm" svg:x="10.638cm" svg:y="16.383cm">
          <draw:text-box>
            <text:p text:style-name="P5"><text:span text:style-name="T4">SDC</text:span></text:p>
          </draw:text-box>
        </draw:frame>
        <draw:frame draw:style-name="gr12" draw:text-style-name="P6" draw:layer="layout" svg:width="0.819cm" svg:height="0.56cm" svg:x="10.638cm" svg:y="16.992cm">
          <draw:text-box>
            <text:p text:style-name="P5"><text:span text:style-name="T4">DUE</text:span></text:p>
          </draw:text-box>
        </draw:frame>
        <draw:frame draw:style-name="gr16" draw:text-style-name="P9" draw:layer="layout" svg:width="2.54cm" svg:height="0.635cm" svg:x="1.779cm" svg:y="15.827cm">
          <draw:text-box>
            <text:p><text:span text:style-name="T4">High Energy</text:span></text:p>
          </draw:text-box>
        </draw:frame>
        <draw:frame draw:style-name="gr17" draw:text-style-name="P9" draw:layer="layout" svg:width="1.651cm" svg:height="0.56cm" svg:x="6.216cm" svg:y="15.831cm">
          <draw:text-box>
            <text:p><text:span text:style-name="T4">Thermal</text:span></text:p>
          </draw:text-box>
        </draw:frame>
        <draw:frame draw:style-name="gr16" draw:text-style-name="P9" draw:layer="layout" svg:width="2.667cm" svg:height="0.635cm" svg:x="9.172cm" svg:y="15.831cm">
          <draw:text-box>
            <text:p><text:span text:style-name="T4">Thunderstor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stroke-dash32" draw:style="rect" draw:dots1="1" draw:dots1-length="0.082cm" draw:distance="0.248cm"/>
    <draw:stroke-dash draw:name="stroke-dash35" draw:style="rect" draw:dots1="1" draw:dots1-length="0.082cm" draw:dots2="1" draw:dots2-length="0.331cm" draw:distance="0.24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1cm" fo:margin-left="0cm" fo:margin-right="0cm" fo:page-width="12.7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05T11:26:20.573853858</dc:date>
    <meta:editing-duration>PT2M19S</meta:editing-duration>
    <meta:editing-cycles>1</meta:editing-cycles>
    <meta:document-statistic meta:object-count="99"/>
    <meta:generator>LibreOffice/6.1.5.2$Linux_X86_64 LibreOffice_project/10$Build-2</meta:generator>
  </office:meta>
</office:document-meta>
</file>